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ROSSO</text:p>
          </table:table-cell>
          <table:table-cell office:value-type="string">
            <text:p>Vino Tinto</text:p>
          </table:table-cell>
          <table:table-cell office:value-type="string">
            <text:p>SEMB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OSSO</text:p>
          </table:table-cell>
          <table:table-cell office:value-type="string">
            <text:p>magnum</text:p>
          </table:table-cell>
          <table:table-cell office:value-type="string">
            <text:p>ZACCAGN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Champagne Extra Brut Mill.</text:p>
          </table:table-cell>
          <table:table-cell office:value-type="string">
            <text:p>MICHEL GO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Champagne</text:p>
          </table:table-cell>
          <table:table-cell office:value-type="string">
            <text:p>ROBERT AILL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Meunier 10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Brut Nature</text:p>
          </table:table-cell>
          <table:table-cell office:value-type="string">
            <text:p>VEV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OSSO</text:p>
          </table:table-cell>
          <table:table-cell office:value-type="string">
            <text:p>Goisot 22</text:p>
          </table:table-cell>
          <table:table-cell office:value-type="string">
            <text:p>GUILHELM ET JEAN-HUG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OSSO</text:p>
          </table:table-cell>
          <table:table-cell office:value-type="string">
            <text:p>Jerez de la Frontera 0.375</text:p>
          </table:table-cell>
          <table:table-cell office:value-type="string">
            <text:p>PEDRO XIMENEZ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OSSO</text:p>
          </table:table-cell>
          <table:table-cell office:value-type="string">
            <text:p>Bell'Assai Vittoria DOC Frappato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